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Tahoma, Verdan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paragraph-properties style:line-height-at-least="0.1665in" fo:widows="1"/>
      <style:text-properties fo:font-variant="normal" fo:text-transform="none" fo:color="#555555" style:font-name="Arial" fo:font-size="10.5pt" fo:letter-spacing="normal" fo:font-style="normal" fo:font-weight="normal"/>
    </style:style>
    <style:style style:name="P2" style:family="paragraph" style:parent-style-name="Text_20_body" style:list-style-name="L2">
      <style:paragraph-properties style:line-height-at-least="0.1665in" fo:widows="1"/>
      <style:text-properties fo:font-variant="normal" fo:text-transform="none" fo:color="#555555" style:font-name="Arial" fo:font-size="10.5pt" fo:letter-spacing="normal" fo:font-style="normal" fo:font-weight="normal"/>
    </style:style>
    <style:style style:name="P3" style:family="paragraph" style:parent-style-name="Text_20_body" style:list-style-name="L3">
      <style:paragraph-properties style:line-height-at-least="0.1665in" fo:widows="1"/>
      <style:text-properties fo:font-variant="normal" fo:text-transform="none" fo:color="#555555" style:font-name="Arial" fo:font-size="10.5pt" fo:letter-spacing="normal" fo:font-style="normal" fo:font-weight="normal"/>
    </style:style>
    <style:style style:name="P4" style:family="paragraph" style:parent-style-name="Text_20_body" style:list-style-name="L4">
      <style:paragraph-properties style:line-height-at-least="0.1665in" fo:widows="1"/>
      <style:text-properties fo:font-variant="normal" fo:text-transform="none" fo:color="#555555" style:font-name="Arial" fo:font-size="10.5pt" fo:letter-spacing="normal" fo:font-style="normal" fo:font-weight="normal"/>
    </style:style>
    <style:style style:name="P5" style:family="paragraph" style:parent-style-name="Text_20_body" style:list-style-name="L5">
      <style:paragraph-properties style:line-height-at-least="0.1665in" fo:widows="1"/>
      <style:text-properties fo:font-variant="normal" fo:text-transform="none" fo:color="#555555" style:font-name="Arial" fo:font-size="10.5pt" fo:letter-spacing="normal" fo:font-style="normal" fo:font-weight="normal"/>
    </style:style>
    <style:style style:name="P6" style:family="paragraph" style:parent-style-name="Text_20_body">
      <style:paragraph-properties fo:margin-left="0in" fo:margin-right="0in" style:line-height-at-least="0.1665in" fo:text-align="justify" style:justify-single-word="false" fo:widows="1" fo:text-indent="0in" style:auto-text-indent="false"/>
      <style:text-properties fo:font-variant="normal" fo:text-transform="none" fo:color="#555555" style:font-name="Arial" fo:font-size="10.5pt" fo:letter-spacing="normal" fo:font-style="normal" fo:font-weight="normal"/>
    </style:style>
    <style:style style:name="P7" style:family="paragraph" style:parent-style-name="Text_20_body">
      <style:paragraph-properties fo:margin-left="0in" fo:margin-right="0in" style:line-height-at-least="0.1665in" fo:widows="1" fo:text-indent="0in" style:auto-text-indent="false"/>
      <style:text-properties fo:font-variant="normal" fo:text-transform="none" fo:color="#555555" style:font-name="Arial" fo:font-size="10.5pt" fo:letter-spacing="normal" fo:font-style="normal" fo:font-weight="normal"/>
    </style:style>
    <style:style style:name="P8" style:family="paragraph" style:parent-style-name="Text_20_body">
      <style:paragraph-properties fo:margin-left="0in" fo:margin-right="0in" style:line-height-at-least="0.1665in" fo:widows="1" fo:text-indent="0in" style:auto-text-indent="false"/>
    </style:style>
    <style:style style:name="P9" style:family="paragraph" style:parent-style-name="Text_20_body">
      <style:paragraph-properties fo:margin-left="0in" fo:margin-right="0in" style:line-height-at-least="0.1665in" fo:text-align="justify" style:justify-single-word="false" fo:widows="1" fo:text-indent="0in" style:auto-text-indent="false"/>
    </style:style>
    <style:style style:name="P10" style:family="paragraph" style:parent-style-name="Text_20_body" style:list-style-name="L1">
      <style:paragraph-properties fo:margin-top="0in" fo:margin-bottom="0in" style:contextual-spacing="false" style:line-height-at-least="0.1665in" fo:widows="1"/>
      <style:text-properties fo:font-variant="normal" fo:text-transform="none" fo:color="#555555" style:font-name="Arial" fo:font-size="10.5pt" fo:letter-spacing="normal" fo:font-style="normal" fo:font-weight="normal"/>
    </style:style>
    <style:style style:name="P11" style:family="paragraph" style:parent-style-name="Text_20_body" style:list-style-name="L2">
      <style:paragraph-properties fo:margin-top="0in" fo:margin-bottom="0in" style:contextual-spacing="false" style:line-height-at-least="0.1665in" fo:widows="1"/>
      <style:text-properties fo:font-variant="normal" fo:text-transform="none" fo:color="#555555" style:font-name="Arial" fo:font-size="10.5pt" fo:letter-spacing="normal" fo:font-style="normal" fo:font-weight="normal"/>
    </style:style>
    <style:style style:name="P12" style:family="paragraph" style:parent-style-name="Text_20_body" style:list-style-name="L3">
      <style:paragraph-properties fo:margin-top="0in" fo:margin-bottom="0in" style:contextual-spacing="false" style:line-height-at-least="0.1665in" fo:widows="1"/>
      <style:text-properties fo:font-variant="normal" fo:text-transform="none" fo:color="#555555" style:font-name="Arial" fo:font-size="10.5pt" fo:letter-spacing="normal" fo:font-style="normal" fo:font-weight="normal"/>
    </style:style>
    <style:style style:name="P13" style:family="paragraph" style:parent-style-name="Text_20_body" style:list-style-name="L4">
      <style:paragraph-properties fo:margin-top="0in" fo:margin-bottom="0in" style:contextual-spacing="false" style:line-height-at-least="0.1665in" fo:widows="1"/>
      <style:text-properties fo:font-variant="normal" fo:text-transform="none" fo:color="#555555" style:font-name="Arial" fo:font-size="10.5pt" fo:letter-spacing="normal" fo:font-style="normal" fo:font-weight="normal"/>
    </style:style>
    <style:style style:name="P14" style:family="paragraph" style:parent-style-name="Text_20_body" style:list-style-name="L5">
      <style:paragraph-properties fo:margin-top="0in" fo:margin-bottom="0in" style:contextual-spacing="false" style:line-height-at-least="0.1665in" fo:widows="1"/>
      <style:text-properties fo:font-variant="normal" fo:text-transform="none" fo:color="#555555" style:font-name="Arial" fo:font-size="10.5pt" fo:letter-spacing="normal" fo:font-style="normal" fo:font-weight="normal"/>
    </style:style>
    <style:style style:name="P15" style:family="paragraph" style:parent-style-name="Heading_20_3">
      <style:paragraph-properties fo:margin-left="0in" fo:margin-right="0in" fo:margin-top="0in" fo:margin-bottom="0in" style:contextual-spacing="false" fo:widows="1" fo:text-indent="0in" style:auto-text-indent="false"/>
      <style:text-properties fo:font-variant="normal" fo:text-transform="none" fo:color="#555555" style:font-name="Arial" fo:letter-spacing="normal" fo:font-style="normal"/>
    </style:style>
    <style:style style:name="P16" style:family="paragraph" style:parent-style-name="Heading_20_4">
      <style:paragraph-properties fo:margin-left="0in" fo:margin-right="0in" fo:margin-top="0in" fo:margin-bottom="0in" style:contextual-spacing="false" fo:widows="1" fo:text-indent="0in" style:auto-text-indent="false"/>
      <style:text-properties fo:font-variant="normal" fo:text-transform="none" fo:color="#555555" style:font-name="Arial" fo:letter-spacing="normal" fo:font-style="normal"/>
    </style:style>
    <style:style style:name="P17" style:family="paragraph" style:parent-style-name="Preformatted_20_Text">
      <style:paragraph-properties fo:margin-left="0in" fo:margin-right="0in" fo:margin-top="0in" fo:margin-bottom="0.1965in" style:contextual-spacing="false" style:line-height-at-least="0.1665in" fo:widows="1" fo:text-indent="0in" style:auto-text-indent="false" fo:padding="0.0193in" fo:border="0.06pt solid #000000"/>
      <style:text-properties fo:font-variant="normal" fo:text-transform="none" fo:color="#252525" style:font-name="monospace" fo:letter-spacing="normal" fo:font-style="normal" fo:font-weight="normal"/>
    </style:style>
    <style:style style:name="T1" style:family="text">
      <style:text-properties style:text-underline-style="solid" style:text-underline-width="auto" style:text-underline-color="font-color"/>
    </style:style>
    <style:style style:name="T2" style:family="text">
      <style:text-properties fo:font-variant="normal" fo:text-transform="none" fo:color="#555555" style:font-name="Arial" fo:font-size="10.5pt" fo:letter-spacing="normal" fo:font-style="normal"/>
    </style:style>
    <style:style style:name="T3" style:family="text">
      <style:text-properties fo:font-variant="normal" fo:text-transform="none" fo:color="#555555" style:font-name="Arial" fo:font-size="10.5pt" fo:letter-spacing="normal" fo:font-style="normal" fo:font-weight="normal"/>
    </style:style>
    <style:style style:name="T4" style:family="text">
      <style:text-properties fo:font-variant="normal" fo:text-transform="none" fo:color="#555555" style:font-name="Arial" fo:font-size="10.5pt" fo:letter-spacing="normal" fo:font-weight="normal"/>
    </style:style>
    <style:style style:name="T5" style:family="text">
      <style:text-properties fo:font-variant="normal" fo:text-transform="none" fo:color="#555555" fo:font-size="10.5pt" fo:letter-spacing="normal" fo:font-style="normal" fo:font-weight="normal"/>
    </style:style>
    <style:style style:name="T6" style:family="text">
      <style:text-properties fo:font-variant="normal" fo:text-transform="none" fo:color="#555555" fo:letter-spacing="normal"/>
    </style:style>
    <style:style style:name="T7" style:family="text">
      <style:text-properties fo:font-variant="normal" fo:text-transform="none" fo:color="#000088" style:text-line-through-style="none" style:text-line-through-type="none" style:font-name="Arial" fo:font-size="10.5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batch system policy is fairly simple, and <text:span text:style-name="T1">currently</text:span> states that</text:p>
      <text:list xml:id="list9083639492289871550" text:style-name="L1">
        <text:list-item>
          <text:p text:style-name="P10">a job is not allowed to run longer than 7 days (604800 s) regardless of the allocated CPU time.</text:p>
        </text:list-item>
        <text:list-item>
          <text:p text:style-name="P1">a job will start when the resources you have asked for are available (it takes longer to get more cores etc.), and your priority is high enough, compared to others. How high a priority your job has, depends on 1) your allocation 2) whether or not you or your group have run a lot of jobs recently. If you have, then your priority becomes lower.</text:p>
        </text:list-item>
      </text:list>
      <text:p text:style-name="P8"><text:line-break/><text:span text:style-name="T3">You can see the current priority of your group (and that of others), by running the command </text:span><text:span text:style-name="User_20_Entry"><text:span text:style-name="T5">sshare</text:span></text:span><text:span text:style-name="T6"> </text:span><text:span text:style-name="T3">and look for the column marked 'Fairshare' - that shows your groups current priority.</text:span><text:line-break/><text:line-break/><text:span text:style-name="T3">The fairshare weight decays gradually over 50 days, meaning that jobs older than 50 days does not count towards priority.</text:span><text:line-break/><text:line-break/><text:span text:style-name="Strong_20_Emphasis"><text:span text:style-name="T2">Remember </text:span></text:span><text:span text:style-name="Emphasis"><text:span text:style-name="T4">When</text:span></text:span><text:span text:style-name="T6"> </text:span><text:span text:style-name="T3">and </text:span><text:span text:style-name="Emphasis"><text:span text:style-name="T4">if</text:span></text:span><text:span text:style-name="T6"> </text:span><text:span text:style-name="T3">a job starts depends on which resources they are requesting. If a job is asking for, say, 10 nodes and only 8 are currently available, the job will have to wait for resources to free up. Meanwhile, other jobs with lower requirements will be allowed to start as long as they do not affect the starttime of higher priority jobs. </text:span></text:p>
      <text:h text:style-name="P15" text:outline-level="3">Detailed description of scheduling</text:h>
      <text:p text:style-name="P6">The SLURM scheduler divides the job queue in two parts.</text:p>
      <text:list xml:id="list8572385544104579954" text:style-name="L2">
        <text:list-item>
          <text:p text:style-name="P11">Running jobs.<text:line-break/>These are the jobs that are currently running.</text:p>
        </text:list-item>
        <text:list-item>
          <text:p text:style-name="P2">Pending jobs.<text:line-break/>These are the jobs that are being considered for scheduling, or (for policy reasons like rules and limits), are not (yet) being considered for scheduling.</text:p>
        </text:list-item>
      </text:list>
      <text:p text:style-name="P6">Basically what happens when a job is submitted is this.</text:p>
      <text:list xml:id="list1529838477107430386" text:style-name="L3">
        <text:list-item>
          <text:p text:style-name="P12">The job is put in the correct part of the queue (pending) according to the policy rules.</text:p>
        </text:list-item>
        <text:list-item>
          <text:p text:style-name="P12">The scheduler checks if any jobs that were previously breaking policy rules, can now be considered for scheduling.</text:p>
        </text:list-item>
        <text:list-item>
          <text:p text:style-name="P12">The scheduler calculates a new priority for all the jobs in the pending part.</text:p>
        </text:list-item>
        <text:list-item>
          <text:p text:style-name="P12">If there are available processor resources the highest priority job(s) will be started.</text:p>
        </text:list-item>
        <text:list-item>
          <text:p text:style-name="P3">If the highest priority job cannot be started for lack of resources, the next job that fits, without changing the predicted startwindow for any higher priority jobs, will be started (so called backfilling).</text:p>
        </text:list-item>
      </text:list>
      <text:h text:style-name="P16" text:outline-level="4">Calculating priority</text:h>
      <text:p text:style-name="P6"><text:line-break/>When a job is submitted, the SLURM batch scheduler assigns it an initial priority. The priority value will increase while the job is waiting, until the job gets to the head of the queue. This happens as soon as the needed resources are available, provided no jobs with higher priority and matching available resources exists. When a job gets to the head of the queue, and the needed resources are available, the job will be started.<text:line-break/><text:line-break/>At HPC2N, SLURM assigns job priority based on the Multi-factor Job Priority scheduling. As it is currently set up, only two factors influence job priority:</text:p>
      <text:list xml:id="list7671081864885732043" text:style-name="L4">
        <text:list-item>
          <text:p text:style-name="P13">Fair-share: the difference between the portion of the computing resource that has been promised and the amount of resources that has been consumed by a group</text:p>
        </text:list-item>
        <text:list-item>
          <text:p text:style-name="P4">Partition: a factor associated with each node partition</text:p>
        </text:list-item>
      </text:list>
      <text:p text:style-name="P6">Weights has been assigned to the above factors in such a way, that fair-share is the dominant factor. Partition is only a factor in the case of the 'bigmem' partition, so that those jobs that need to run there, will have priority for running in that partition.<text:line-break/><text:line-break/>The following formula is used to calculate a job's priority:</text:p>
      <text:p text:style-name="P17">Job_priority = 1000000 * (fair-share_factor) + 10000 * (partition_factor)</text:p>
      <text:p text:style-name="P6"><text:soft-page-break/><text:line-break/>Priority is then calculated as a weighted sum of these. If you have not asked for the bigmem nodes, then the second half of the equation can be ignored.<text:line-break/><text:line-break/>The fair-share_factor is dependent on several things, mainly:</text:p>
      <text:list xml:id="list3466491047072626375" text:style-name="L5">
        <text:list-item>
          <text:p text:style-name="P14">Which project account you are running in. If you do not belong to a project, you will be running within the default project, which means you have lowest priority; i.e. your job will only start if no higher priority jobs match the available resources.</text:p>
        </text:list-item>
        <text:list-item>
          <text:p text:style-name="P5">How much you and other members of your project have been running. This fair share weight decays over 50 days, as mentioned earlier.</text:p>
        </text:list-item>
      </text:list>
      <text:p text:style-name="P7">You can see the current value of your jobs fairshare factors with this command</text:p>
      <text:p text:style-name="P17">sprio -l -u &lt;username&gt;</text:p>
      <text:p text:style-name="P8"><text:line-break/><text:span text:style-name="T3">and the your and your projects current fairshare value</text:span></text:p>
      <text:p text:style-name="P17">sshare -l -u &lt;username&gt;</text:p>
      <text:p text:style-name="P8"><text:line-break/><text:span text:style-name="Strong_20_Emphasis"><text:span text:style-name="T2">Note:</text:span></text:span><text:span text:style-name="T6"> </text:span><text:span text:style-name="T3">that these values change over time, as you and your project members use resources, others submit jobs, and time passes.</text:span></text:p>
      <text:p text:style-name="P9"><text:span text:style-name="Strong_20_Emphasis"><text:span text:style-name="T3">Note:</text:span></text:span><text:span text:style-name="T3"> the job will NOT rise in priority just due to sitting in the queue for a long time. No priority is calculated merely due to age of the job.<text:line-break/><text:line-break/>For more information about how fair-share is calculated in SLURM, please see: </text:span><text:a xlink:type="simple" xlink:href="http://slurm.schedmd.com/priority_multifactor.html"><text:span text:style-name="T7">http://slurm.schedmd.com/priority_multifactor.html</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Tahoma, Verdan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5:53:18.672452604</meta:creation-date>
    <dc:date>2016-01-20T15:32:01.817411928</dc:date>
    <meta:editing-duration>PT23H23M33S</meta:editing-duration>
    <meta:editing-cycles>1</meta:editing-cycles>
    <meta:document-statistic meta:table-count="0" meta:image-count="0" meta:object-count="0" meta:page-count="2" meta:paragraph-count="29" meta:word-count="782" meta:character-count="4521" meta:non-whitespace-character-count="3769"/>
    <meta:generator>LibreOffice/4.2.8.2$Linux_X86_64 LibreOffice_project/420m0$Build-2</meta:generator>
  </office:meta>
</office:document-meta>
</file>